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29cm"/>
    </style:style>
    <style:style style:name="gr2" style:family="graphic" style:parent-style-name="standard">
      <style:graphic-properties draw:stroke="none" draw:fill="none" fo:min-height="2.36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06cm" svg:height="2.179cm" svg:x="9.605cm" svg:y="12.258cm">
            <draw:text-box>
              <text:p text:style-name="P1"><text:span text:style-name="T1">w</text:span><text:span text:style-name="T2">11</text:span></text:p>
              <text:p text:style-name="P1"><text:span text:style-name="T3">w</text:span><text:span text:style-name="T2">21</text:span></text:p>
              <text:p text:style-name="P1"><text:span text:style-name="T3">w</text:span><text:span text:style-name="T2">31</text:span></text:p>
              <text:p text:style-name="P1"><text:span text:style-name="T3">w</text:span><text:span text:style-name="T2">41</text:span></text:p>
            </draw:text-box>
          </draw:frame>
          <draw:frame draw:style-name="gr1" draw:text-style-name="P2" draw:layer="layout" svg:width="1.006cm" svg:height="2.179cm" svg:x="10.452cm" svg:y="12.258cm">
            <draw:text-box>
              <text:p text:style-name="P1"><text:span text:style-name="T1">w</text:span><text:span text:style-name="T2">12</text:span></text:p>
              <text:p text:style-name="P1"><text:span text:style-name="T3">w</text:span><text:span text:style-name="T2">22</text:span></text:p>
              <text:p text:style-name="P1"><text:span text:style-name="T3">w</text:span><text:span text:style-name="T2">32</text:span></text:p>
              <text:p text:style-name="P1"><text:span text:style-name="T3">w</text:span><text:span text:style-name="T2">42</text:span></text:p>
            </draw:text-box>
          </draw:frame>
          <draw:frame draw:style-name="gr1" draw:text-style-name="P2" draw:layer="layout" svg:width="1.006cm" svg:height="2.179cm" svg:x="11.299cm" svg:y="12.258cm">
            <draw:text-box>
              <text:p text:style-name="P1"><text:span text:style-name="T1">w</text:span><text:span text:style-name="T2">13</text:span></text:p>
              <text:p text:style-name="P1"><text:span text:style-name="T3">w</text:span><text:span text:style-name="T2">23</text:span></text:p>
              <text:p text:style-name="P1"><text:span text:style-name="T3">w</text:span><text:span text:style-name="T2">33</text:span></text:p>
              <text:p text:style-name="P1"><text:span text:style-name="T3">w</text:span><text:span text:style-name="T2">43</text:span></text:p>
            </draw:text-box>
          </draw:frame>
          <draw:frame draw:style-name="gr2" draw:text-style-name="P3" draw:layer="layout" svg:width="0.777cm" svg:height="2.618cm" svg:x="8.786cm" svg:y="11.95cm">
            <draw:text-box>
              <text:p text:style-name="P1"><text:span text:style-name="T4">(</text:span></text:p>
            </draw:text-box>
          </draw:frame>
          <draw:frame draw:style-name="gr2" draw:text-style-name="P3" draw:layer="layout" svg:width="0.777cm" svg:height="2.618cm" svg:x="11.786cm" svg:y="11.95cm">
            <draw:text-box>
              <text:p text:style-name="P1"><text:span text:style-name="T4">)</text:span></text:p>
            </draw:text-box>
          </draw:frame>
        </draw:g>
        <draw:frame draw:style-name="gr3" draw:text-style-name="P4" draw:layer="layout" svg:width="2.117cm" svg:height="0.962cm" svg:x="6.826cm" svg:y="12.778cm">
          <draw:text-box>
            <text:p><text:span text:style-name="T5">wih =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1-30T06:50:31.522593968</dc:date>
    <meta:editing-duration>PT21M41S</meta:editing-duration>
    <meta:editing-cycles>3</meta:editing-cycles>
    <meta:generator>LibreOffice/5.0.3.2$Linux_X86_64 LibreOffice_project/00m0$Build-2</meta:generator>
    <meta:document-statistic meta:object-count="7"/>
  </office:meta>
</office:document-meta>
</file>